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</office:font-face-decls>
  <office:automatic-styles>
    <style:style style:name="P1" style:family="paragraph" style:parent-style-name="Standard" style:list-style-name="L1">
      <style:text-properties officeooo:rsid="000488ee" officeooo:paragraph-rsid="001cf345"/>
    </style:style>
    <style:style style:name="P2" style:family="paragraph" style:parent-style-name="Standard" style:list-style-name="L1">
      <style:text-properties officeooo:rsid="00061646" officeooo:paragraph-rsid="001cf345"/>
    </style:style>
    <style:style style:name="P3" style:family="paragraph" style:parent-style-name="Standard" style:list-style-name="L1">
      <style:text-properties officeooo:rsid="000648eb" officeooo:paragraph-rsid="001cf345"/>
    </style:style>
    <style:style style:name="P4" style:family="paragraph" style:parent-style-name="Standard" style:list-style-name="L1">
      <style:text-properties officeooo:rsid="000723ce" officeooo:paragraph-rsid="001cf345"/>
    </style:style>
    <style:style style:name="P5" style:family="paragraph" style:parent-style-name="Standard" style:list-style-name="L2">
      <style:text-properties officeooo:rsid="000723ce" officeooo:paragraph-rsid="001cf345"/>
    </style:style>
    <style:style style:name="P6" style:family="paragraph" style:parent-style-name="Standard" style:list-style-name="L4">
      <style:text-properties officeooo:rsid="000723ce" officeooo:paragraph-rsid="001cf345"/>
    </style:style>
    <style:style style:name="P7" style:family="paragraph" style:parent-style-name="Standard" style:list-style-name="L5">
      <style:text-properties officeooo:rsid="000723ce" officeooo:paragraph-rsid="001cf345"/>
    </style:style>
    <style:style style:name="P8" style:family="paragraph" style:parent-style-name="Standard" style:list-style-name="L3">
      <style:paragraph-properties fo:text-align="start" style:justify-single-word="false"/>
      <style:text-properties style:text-position="0% 100%" style:font-name="Liberation Serif" fo:font-size="11pt" officeooo:rsid="002158fa" officeooo:paragraph-rsid="001cf345" style:font-size-asian="11pt" style:font-size-complex="11pt"/>
    </style:style>
    <style:style style:name="P9" style:family="paragraph" style:parent-style-name="Standard" style:list-style-name="L3">
      <style:paragraph-properties fo:text-align="start" style:justify-single-word="false"/>
      <style:text-properties style:text-position="0% 100%" style:font-name="Liberation Serif" fo:font-size="11pt" officeooo:rsid="0026b91c" officeooo:paragraph-rsid="001cf345" style:font-size-asian="11pt" style:font-size-complex="11pt"/>
    </style:style>
    <style:style style:name="P10" style:family="paragraph" style:parent-style-name="Standard" style:list-style-name="L4">
      <style:text-properties officeooo:rsid="001cf345" officeooo:paragraph-rsid="001cf345"/>
    </style:style>
    <style:style style:name="P11" style:family="paragraph" style:parent-style-name="Standard">
      <style:text-properties officeooo:rsid="001cf345" officeooo:paragraph-rsid="001cf345"/>
    </style:style>
    <style:style style:name="P12" style:family="paragraph" style:parent-style-name="Standard" style:list-style-name="L5">
      <style:text-properties officeooo:rsid="001e80fa" officeooo:paragraph-rsid="001e80fa"/>
    </style:style>
    <style:style style:name="P13" style:family="paragraph" style:parent-style-name="Standard" style:list-style-name="L1">
      <style:text-properties officeooo:rsid="00237d00" officeooo:paragraph-rsid="00237d00"/>
    </style:style>
    <style:style style:name="P14" style:family="paragraph" style:parent-style-name="Standard" style:list-style-name="L7">
      <style:text-properties officeooo:rsid="00237d00" officeooo:paragraph-rsid="00237d00"/>
    </style:style>
    <style:style style:name="P15" style:family="paragraph" style:parent-style-name="Standard" style:list-style-name="L7">
      <style:text-properties officeooo:rsid="00245cd8" officeooo:paragraph-rsid="00245cd8"/>
    </style:style>
    <style:style style:name="P16" style:family="paragraph" style:parent-style-name="Standard" style:list-style-name="L1">
      <style:text-properties officeooo:rsid="00269563" officeooo:paragraph-rsid="00269563"/>
    </style:style>
    <style:style style:name="P17" style:family="paragraph" style:parent-style-name="Standard" style:list-style-name="L6">
      <style:text-properties officeooo:paragraph-rsid="0025f37e"/>
    </style:style>
    <style:style style:name="P18" style:family="paragraph" style:parent-style-name="Standard" style:list-style-name="L7">
      <style:text-properties officeooo:rsid="0029e898" officeooo:paragraph-rsid="0029e898"/>
    </style:style>
    <style:style style:name="P19" style:family="paragraph" style:parent-style-name="Standard" style:list-style-name="L5">
      <style:text-properties officeooo:rsid="002f4bfc" officeooo:paragraph-rsid="002fd558"/>
    </style:style>
    <style:style style:name="P20" style:family="paragraph" style:parent-style-name="Standard">
      <style:text-properties officeooo:rsid="000155c7" officeooo:paragraph-rsid="001cf345"/>
    </style:style>
    <style:style style:name="P21" style:family="paragraph" style:parent-style-name="Standard" style:list-style-name="L5">
      <style:text-properties officeooo:rsid="0030fb98" officeooo:paragraph-rsid="0030fb98"/>
    </style:style>
    <style:style style:name="P22" style:family="paragraph" style:parent-style-name="Standard">
      <style:text-properties fo:font-weight="bold" officeooo:rsid="002f4bfc" officeooo:paragraph-rsid="002fd558" style:font-weight-asian="bold" style:font-weight-complex="bold"/>
    </style:style>
    <style:style style:name="P23" style:family="paragraph" style:parent-style-name="Standard">
      <style:text-properties fo:font-weight="bold" officeooo:rsid="000155c7" officeooo:paragraph-rsid="001cf345" style:font-weight-asian="bold" style:font-weight-complex="bold"/>
    </style:style>
    <style:style style:name="P24" style:family="paragraph" style:parent-style-name="Standard" style:list-style-name="L8">
      <style:text-properties style:font-name="Arial" fo:font-size="10pt" officeooo:paragraph-rsid="0032c581" style:font-size-asian="10pt" style:font-size-complex="10pt"/>
    </style:style>
    <style:style style:name="P25" style:family="paragraph" style:parent-style-name="Standard" style:list-style-name="L8">
      <style:text-properties style:font-name="Arial" fo:font-size="10pt" officeooo:paragraph-rsid="0034d3d2" style:font-size-asian="10pt" style:font-size-complex="10pt"/>
    </style:style>
    <style:style style:name="P26" style:family="paragraph" style:parent-style-name="Standard" style:list-style-name="L8">
      <style:text-properties style:font-name="Arial" fo:font-size="10pt" officeooo:rsid="001985ef" officeooo:paragraph-rsid="0032c581" style:font-size-asian="10pt" style:font-size-complex="10pt"/>
    </style:style>
    <style:style style:name="P27" style:family="paragraph" style:parent-style-name="Standard" style:list-style-name="L8">
      <style:text-properties style:font-name="Arial" fo:font-size="10pt" fo:font-weight="normal" officeooo:paragraph-rsid="0032c581" style:font-size-asian="10pt" style:font-weight-asian="normal" style:font-size-complex="10pt" style:font-weight-complex="normal"/>
    </style:style>
    <style:style style:name="P28" style:family="paragraph" style:parent-style-name="Standard" style:list-style-name="L8">
      <style:text-properties style:font-name="Arial" fo:font-size="10pt" fo:font-weight="normal" officeooo:rsid="0032c581" officeooo:paragraph-rsid="0032c581" style:font-size-asian="10pt" style:font-weight-asian="normal" style:font-size-complex="10pt" style:font-weight-complex="normal"/>
    </style:style>
    <style:style style:name="P29" style:family="paragraph" style:parent-style-name="Standard" style:list-style-name="L8">
      <style:text-properties officeooo:paragraph-rsid="0032c581"/>
    </style:style>
    <style:style style:name="P30" style:family="paragraph" style:parent-style-name="Standard">
      <style:text-properties officeooo:paragraph-rsid="0032c581"/>
    </style:style>
    <style:style style:name="T1" style:family="text">
      <style:text-properties officeooo:rsid="000b5e9b"/>
    </style:style>
    <style:style style:name="T2" style:family="text">
      <style:text-properties officeooo:rsid="00061646"/>
    </style:style>
    <style:style style:name="T3" style:family="text">
      <style:text-properties officeooo:rsid="000723ce"/>
    </style:style>
    <style:style style:name="T4" style:family="text">
      <style:text-properties officeooo:rsid="001cf345"/>
    </style:style>
    <style:style style:name="T5" style:family="text">
      <style:text-properties officeooo:rsid="0026b91c"/>
    </style:style>
    <style:style style:name="T6" style:family="text">
      <style:text-properties officeooo:rsid="001e4466"/>
    </style:style>
    <style:style style:name="T7" style:family="text">
      <style:text-properties officeooo:rsid="001e4787"/>
    </style:style>
    <style:style style:name="T8" style:family="text">
      <style:text-properties officeooo:rsid="001f0b9f"/>
    </style:style>
    <style:style style:name="T9" style:family="text">
      <style:text-properties officeooo:rsid="00222723"/>
    </style:style>
    <style:style style:name="T10" style:family="text">
      <style:text-properties style:text-position="super 58%" officeooo:rsid="00222723"/>
    </style:style>
    <style:style style:name="T11" style:family="text">
      <style:text-properties officeooo:rsid="00237d00"/>
    </style:style>
    <style:style style:name="T12" style:family="text">
      <style:text-properties officeooo:rsid="00245cd8"/>
    </style:style>
    <style:style style:name="T13" style:family="text">
      <style:text-properties officeooo:rsid="0025f37e"/>
    </style:style>
    <style:style style:name="T14" style:family="text">
      <style:text-properties officeooo:rsid="00269563"/>
    </style:style>
    <style:style style:name="T15" style:family="text">
      <style:text-properties officeooo:rsid="0029e898"/>
    </style:style>
    <style:style style:name="T16" style:family="text">
      <style:text-properties officeooo:rsid="002a034a"/>
    </style:style>
    <style:style style:name="T17" style:family="text">
      <style:text-properties officeooo:rsid="002d9929"/>
    </style:style>
    <style:style style:name="T18" style:family="text">
      <style:text-properties officeooo:rsid="002f4bfc"/>
    </style:style>
    <style:style style:name="T19" style:family="text">
      <style:text-properties officeooo:rsid="002fde2e"/>
    </style:style>
    <style:style style:name="T20" style:family="text">
      <style:text-properties officeooo:rsid="0030fb98"/>
    </style:style>
    <style:style style:name="T21" style:family="text">
      <style:text-properties officeooo:rsid="0031ec24"/>
    </style:style>
    <style:style style:name="T22" style:family="text">
      <style:text-properties officeooo:rsid="0032c581"/>
    </style:style>
    <style:style style:name="T23" style:family="text">
      <style:text-properties officeooo:rsid="001985ef"/>
    </style:style>
    <style:style style:name="T24" style:family="text">
      <style:text-properties officeooo:rsid="001a3d18"/>
    </style:style>
    <style:style style:name="T25" style:family="text">
      <style:text-properties style:font-name="Arial" fo:font-size="10pt" style:font-size-asian="10pt" style:font-size-complex="10pt"/>
    </style:style>
    <style:style style:name="T26" style:family="text">
      <style:text-properties style:text-position="sub 65%" style:font-name="Arial" fo:font-size="10pt" style:font-size-asian="10pt" style:font-size-complex="10pt"/>
    </style:style>
    <style:style style:name="T27" style:family="text">
      <style:text-properties fo:font-weight="bold" officeooo:rsid="0032c581" style:font-weight-asian="bold" style:font-weight-complex="bold"/>
    </style:style>
    <style:style style:name="T28" style:family="text">
      <style:text-properties officeooo:rsid="0034d3d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27">Buffers and Solutions:</text:span></text:p>
      <text:list xml:id="list2400045757" text:style-name="L8">
        <text:list-item>
          <text:p text:style-name="P24">Transfer Buffer: <text:span text:style-name="T23">1600 mL Tris-Gly (24.2 g Tris-Base + 115.32 g Glycine + 1600 mL ddH2O) + </text:span></text:p>
          <text:p text:style-name="P26">1600 mL MeOH + 4800 mL ddH2O (fill line on bottle)</text:p>
        </text:list-item>
        <text:list-item>
          <text:p text:style-name="P27">10X TBS stock: 24 g Tris-Base + 82 g NaCl, pH to 7.5 with 12N H<text:span text:style-name="T24">cl and bring up to 1L</text:span></text:p>
        </text:list-item>
        <text:list-item>
          <text:p text:style-name="P29"><text:span text:style-name="Default_20_Paragraph_20_Font"><text:span text:style-name="T25">1X TBST (prepare fresh, scale as needed): 100 mL 10X TBS stock + 900 mL diH</text:span></text:span><text:span text:style-name="Default_20_Paragraph_20_Font"><text:span text:style-name="T26">2</text:span></text:span><text:span text:style-name="Default_20_Paragraph_20_Font"><text:span text:style-name="T25">O + 1 mL Tween 20</text:span></text:span></text:p>
        </text:list-item>
        <text:list-item>
          <text:p text:style-name="P25">Blocking solution (<text:span text:style-name="T22">2</text:span>% BSA) <text:span text:style-name="T22">OR (5% milk)</text:span>: 50 mL 1X TBST <text:span text:style-name="T28">+ 1 g BSA </text:span><text:span text:style-name="T22">OR 2.5 g nonfat dry milk</text:span></text:p>
        </text:list-item>
        <text:list-item>
          <text:p text:style-name="P24">Primary Ab solution: <text:span text:style-name="T22">20</text:span> mL 1X TBST + <text:span text:style-name="T22">0.2g BSA</text:span> <text:span text:style-name="T22">20</text:span> uL primary Ab (anti-MBP)</text:p>
        </text:list-item>
        <text:list-item>
          <text:p text:style-name="P28">ECL solution: combine equal parts of Luminol Enhancer and Peroxide (make enough for 1.5 mL per blot; let stand for 20 minutes)</text:p>
        </text:list-item>
      </text:list>
      <text:p text:style-name="P23"/>
      <text:p text:style-name="P23">Day1:</text:p>
      <text:list xml:id="list2789898185" text:style-name="L1">
        <text:list-item>
          <text:p text:style-name="P1">Spin down <text:span text:style-name="T4">2</text:span><text:span text:style-name="T1">mL</text:span> 5min and <text:span text:style-name="T11">6800</text:span>g. Dump as much of supernatant as you can</text:p>
        </text:list-item>
        <text:list-item>
          <text:p text:style-name="P1">Lyse with <text:span text:style-name="T11">150</text:span>uL of <text:a xlink:type="simple" xlink:href="https://resources.amsbio.com/Datasheets/AMS.L100125.pdf" text:style-name="Internet_20_link" text:visited-style-name="Visited_20_Internet_20_Link">solulyse</text:a> by pipetting up and down</text:p>
        </text:list-item>
        <text:list-item>
          <text:p text:style-name="P1">Rock 10 min <text:span text:style-name="T4">in cold room</text:span></text:p>
        </text:list-item>
        <text:list-item>
          <text:p text:style-name="P1">Spin down for 5min and 17000g</text:p>
        </text:list-item>
        <text:list-item>
          <text:p text:style-name="P13">Carefully pipette supernatant into a new labeled <text:span text:style-name="T15">1.5mL eppendorf </text:span>tube and put on ice</text:p>
        </text:list-item>
        <text:list-item>
          <text:p text:style-name="P13">Run <text:a xlink:type="simple" xlink:href="https://assets.thermofisher.com/TFS-Assets/LSG/manuals/MAN0011430_Pierce_BCA_Protein_Asy_UG.pdf#:~:text=Subtract%20the%20average%20562%20nm%20absorbance%20measurement%20of,each%20BSA%20standard%20vs.%20its%20concentration%20in%20μg%2FmL." text:style-name="Internet_20_link" text:visited-style-name="Visited_20_Internet_20_Link">BCA assay</text:a> to check protein concentration: <text:span text:style-name="T12">If haven’t done in awhile, remake the standards through a serial dilution (use the standard test tube and microplate standards)</text:span></text:p>
        </text:list-item>
      </text:list>
      <text:list xml:id="list3953445764" text:style-name="L7">
        <text:list-item>
          <text:list>
            <text:list-item>
              <text:p text:style-name="P14">Use the following formula to determine the total volume of WR required:</text:p>
              <text:p text:style-name="P14">(<text:span text:style-name="T17">9 standards</text:span> + # unknowns) × (<text:span text:style-name="T17">2 replicates</text:span>) × (<text:span text:style-name="T17">200ul </text:span>WR per sample) = total volume WR required <text:span text:style-name="T17">(add +1 to unknowns to ensure you have enough)</text:span></text:p>
            </text:list-item>
            <text:list-item>
              <text:p text:style-name="P15">Pipette sample <text:span text:style-name="T17">25uL sample</text:span>, then <text:span text:style-name="T17">200uL</text:span> working solution into transparent plates</text:p>
            </text:list-item>
            <text:list-item>
              <text:p text:style-name="P18">Shake back and forth <text:span text:style-name="T17">lightly by hand </text:span>to mix, then put into the 37C incubator for 30 minutes</text:p>
            </text:list-item>
            <text:list-item>
              <text:p text:style-name="P18">Remove from incubator, wait 10-20 minutes for samples to get back to RT, then measure <text:span text:style-name="T17">at 562nm</text:span> using the plate reader in the writing room</text:p>
            </text:list-item>
          </text:list>
        </text:list-item>
      </text:list>
      <text:list xml:id="list150756144544698" text:continue-list="list2789898185" text:style-name="L1">
        <text:list-item>
          <text:p text:style-name="P1">Boil <text:span text:style-name="T13">1</text:span>0uL of supernatant <text:span text:style-name="T2">with </text:span><text:span text:style-name="T13">3.3</text:span><text:span text:style-name="T2">uL of </text:span><text:span text:style-name="T14">4X </text:span><text:span text:style-name="T13">L</text:span><text:span text:style-name="T2">DS loading buffer</text:span> in PCR block for <text:span text:style-name="T13">5</text:span> minute<text:span text:style-name="T13">s</text:span> at 9<text:span text:style-name="T13">5</text:span>C</text:p>
        </text:list-item>
        <text:list-item>
          <text:p text:style-name="P2">Run gel (premade in fridge) for long enough to get blue part to the very bottom (1<text:span text:style-name="T3">4</text:span>0V for <text:span text:style-name="T12">60</text:span>min)</text:p>
        </text:list-item>
      </text:list>
      <text:list xml:id="list3968159006" text:style-name="L6">
        <text:list-item>
          <text:list>
            <text:list-item>
              <text:p text:style-name="P17"><text:span text:style-name="T13">10uL of Novex sharp prestained </text:span><text:span text:style-name="T15">proteins standards </text:span><text:span text:style-name="T13">ladder in first well, </text:span><text:span text:style-name="T15">5uL of sample in other wells</text:span></text:p>
            </text:list-item>
          </text:list>
        </text:list-item>
      </text:list>
      <text:list xml:id="list150756053261844" text:continue-list="list150756144544698" text:style-name="L1">
        <text:list-item>
          <text:p text:style-name="P16">While waiting for the gel to run, prepare the membrane: Bay 1<text:span text:style-name="T16">B</text:span>, first <text:span text:style-name="T16">or second right most </text:span>drawer (white membrane, blue filter paper).</text:p>
        </text:list-item>
        <text:list-item>
          <text:p text:style-name="P3">Open gel cassette and cut off the wells. <text:span text:style-name="T12">Remove the gel by pushing the lower strip, and then cut off </text:span>the lower strip.</text:p>
        </text:list-item>
        <text:list-item>
          <text:p text:style-name="P3">Soak <text:span text:style-name="T3">the PVDF </text:span>membrane in methanol and <text:span text:style-name="T3">soak the </text:span>gel in transfer buffer <text:span text:style-name="T4">(2-5 minutes)</text:span></text:p>
        </text:list-item>
        <text:list-item>
          <text:p text:style-name="P4">Assemble the transfer sandwich in transfer buffer (keep the sandwich under the buffer at all times)</text:p>
        </text:list-item>
      </text:list>
      <text:list xml:id="list2749503385" text:style-name="L2">
        <text:list-item>
          <text:list>
            <text:list-item>
              <text:p text:style-name="P5">black – sponge, filter paper, gel, membrane, filter paper, sponge – clear/red</text:p>
            </text:list-item>
            <text:list-item>
              <text:p text:style-name="P5">roll 15mL falcon tube over membrane to remove any air bubbles</text:p>
            </text:list-item>
            <text:list-item>
              <text:p text:style-name="P5">if you want the gel to not be reflected onto the membrane, place the gel face down into the sandwich</text:p>
            </text:list-item>
          </text:list>
        </text:list-item>
      </text:list>
      <text:list xml:id="list150757282796903" text:continue-list="list150756053261844" text:style-name="L1">
        <text:list-item>
          <text:p text:style-name="P4">Run transfer for 1 hour at 100V (in cold room):</text:p>
        </text:list-item>
      </text:list>
      <text:list xml:id="list2702048917" text:style-name="L3">
        <text:list-item>
          <text:list>
            <text:list-item>
              <text:p text:style-name="P8">assemble contraption (black side down) in transfer buffer→sponge, filter, gel, membrane, filter, sponge, close </text:p>
              <text:list>
                <text:list-item>
                  <text:p text:style-name="P8">roll tube over to keep air bubbles out <text:span text:style-name="T5">throughout</text:span></text:p>
                </text:list-item>
                <text:list-item>
                  <text:p text:style-name="P9">make sure gel is lined up with membrane and will transfer to face in correct orientation</text:p>
                </text:list-item>
              </text:list>
            </text:list-item>
            <text:list-item>
              <text:p text:style-name="P8">put chamber in box (match colors) and put ice pack in front → fill ½ way with transfer buffer</text:p>
            </text:list-item>
            <text:list-item>
              <text:p text:style-name="P8">put contraption in chamber (black towards back) and fill to “4 gels” line</text:p>
            </text:list-item>
            <text:list-item>
              <text:p text:style-name="P8">place lid and run @ 100V for 60min</text:p>
            </text:list-item>
          </text:list>
        </text:list-item>
      </text:list>
      <text:list xml:id="list150755890060165" text:continue-list="list150757282796903" text:style-name="L1">
        <text:list-item>
          <text:p text:style-name="P4">Open sandwich and check that the transfer was successful</text:p>
        </text:list-item>
        <text:list-item>
          <text:p text:style-name="P4"><text:soft-page-break/>Place membrane into blocking buffer (50mL) and <text:span text:style-name="T7">rock</text:span> gently for <text:span text:style-name="T18">overnight</text:span> (<text:span text:style-name="T7">in cold room</text:span>)</text:p>
        </text:list-item>
      </text:list>
      <text:list xml:id="list1304147734" text:style-name="L4">
        <text:list-item>
          <text:list>
            <text:list-item>
              <text:p text:style-name="P6">Blocking buffer adds protein throughout the rest of the membrane “blocking” any nonspecific binding</text:p>
            </text:list-item>
            <text:list-item>
              <text:p text:style-name="P10"><text:span text:style-name="T7">If don’t have any, m</text:span>ake 5% milk blocking buffer by adding 2.5g to 50mL falcon tube and fill to 50mL with 1x TBST <text:span text:style-name="T19">(if relatively new, okay to use again)</text:span></text:p>
            </text:list-item>
          </text:list>
        </text:list-item>
      </text:list>
      <text:p text:style-name="P11"/>
      <text:p text:style-name="P22">Day 2:</text:p>
      <text:p text:style-name="P20"/>
      <text:list xml:id="list1631276117" text:style-name="L5">
        <text:list-item>
          <text:p text:style-name="P19"><text:span text:style-name="T3">Pour off blocking buffer </text:span><text:span text:style-name="T4">(save in falcon tube) </text:span><text:span text:style-name="T20">and wash 3 times with TBST for 10 minutes each</text:span></text:p>
        </text:list-item>
        <text:list-item>
          <text:p text:style-name="P21"><text:span text:style-name="T3">A</text:span>d<text:span text:style-name="T3">d the primary antibody solution </text:span><text:span text:style-name="T4">(</text:span><text:span text:style-name="T16">20</text:span><text:span text:style-name="T4">mL TBST + </text:span><text:span text:style-name="T21">1</text:span><text:span text:style-name="T4">% </text:span><text:a xlink:type="simple" xlink:href="https://www.sigmaaldrich.com/deepweb/assets/sigmaaldrich/product/documents/931/978/bsav-ro.pdf" text:style-name="Internet_20_link" text:visited-style-name="Visited_20_Internet_20_Link"><text:span text:style-name="T21">bovine serum albumin</text:span></text:a><text:span text:style-name="T4"> (</text:span><text:span text:style-name="T21">0.2</text:span><text:span text:style-name="T4">g) + 1:1000 </text:span><text:a xlink:type="simple" xlink:href="https://www.sigmaaldrich.com/deepweb/assets/sigmaaldrich/product/documents/132/878/a4213dat-ms.pdf" text:style-name="Internet_20_link" text:visited-style-name="Visited_20_Internet_20_Link"><text:span text:style-name="T4">anti-MBP </text:span></text:a><text:span text:style-name="T6">(</text:span><text:span text:style-name="T16">20</text:span><text:span text:style-name="T6">uL)</text:span><text:span text:style-name="T4">)</text:span><text:span text:style-name="T3">, and rock gently </text:span><text:span text:style-name="T21">for 2 hours </text:span><text:span text:style-name="T28">in cold room</text:span><text:span text:style-name="T21">)</text:span></text:p>
        </text:list-item>
        <text:list-item>
          <text:p text:style-name="P7">Pour off and save the primary antibody solution and wash 3 times with TBST for 10 minutes each (in cold room)</text:p>
        </text:list-item>
        <text:list-item>
          <text:p text:style-name="P7">Touch the edge of the blot to paper towel to remove excess TBST, place the blot on a transparent plastic sleeve</text:p>
        </text:list-item>
        <text:list-item>
          <text:p text:style-name="P12">Make ECL Solution from 750uL Peroxide Solution and 750uL Luminol Enhancer Solution <text:span text:style-name="T8">(do this right before, as it’s only good for 1 hour)</text:span>.</text:p>
        </text:list-item>
        <text:list-item>
          <text:p text:style-name="P7">Pipette 1.5mL of ECL solution over the blot, ensure full coverage</text:p>
        </text:list-item>
        <text:list-item>
          <text:p text:style-name="P7">Close the sleeve and image using <text:span text:style-name="T22">gel imager</text:span> on <text:span text:style-name="T22">second</text:span> floor. <text:span text:style-name="T22">Use the autoexposure setting on chemiluminescence and time. If image doesn’t look ideal, a</text:span><text:span text:style-name="T9">djust the setting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4:20:07.086996104</meta:creation-date>
    <dc:date>2023-09-29T10:56:54.727362811</dc:date>
    <meta:editing-duration>PT4H58M13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49" meta:word-count="826" meta:character-count="4340" meta:non-whitespace-character-count="3605"/>
  </office:meta>
</office:document-meta>
</file>